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5236in" table:align="left"/>
    </style:style>
    <style:style style:name="Table1.A" style:family="table-column">
      <style:table-column-properties style:column-width="0.4035in"/>
    </style:style>
    <style:style style:name="Table1.B" style:family="table-column">
      <style:table-column-properties style:column-width="0.3806in"/>
    </style:style>
    <style:style style:name="Table1.C" style:family="table-column">
      <style:table-column-properties style:column-width="0.3479in"/>
    </style:style>
    <style:style style:name="Table1.D" style:family="table-column">
      <style:table-column-properties style:column-width="0.391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236in" table:align="left"/>
    </style:style>
    <style:style style:name="Table2.A" style:family="table-column">
      <style:table-column-properties style:column-width="0.4035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3479in"/>
    </style:style>
    <style:style style:name="Table2.D" style:family="table-column">
      <style:table-column-properties style:column-width="0.391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.5236in" table:align="left"/>
    </style:style>
    <style:style style:name="Table3.A" style:family="table-column">
      <style:table-column-properties style:column-width="0.4035in"/>
    </style:style>
    <style:style style:name="Table3.B" style:family="table-column">
      <style:table-column-properties style:column-width="0.3806in"/>
    </style:style>
    <style:style style:name="Table3.C" style:family="table-column">
      <style:table-column-properties style:column-width="0.3479in"/>
    </style:style>
    <style:style style:name="Table3.D" style:family="table-column">
      <style:table-column-properties style:column-width="0.3917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left="0.3252in" fo:margin-right="0in" fo:text-indent="-0.3138in" style:auto-text-indent="false">
        <style:tab-stops/>
      </style:paragraph-properties>
    </style:style>
    <style:style style:name="P3" style:family="paragraph" style:parent-style-name="Standard">
      <style:paragraph-properties fo:margin-left="0.3252in" fo:margin-right="0in" fo:text-indent="-0.3138in" style:auto-text-indent="false">
        <style:tab-stops/>
      </style:paragraph-properties>
    </style:style>
    <style:style style:name="P4" style:family="paragraph" style:parent-style-name="Standard">
      <style:paragraph-properties fo:margin-left="0.011in" fo:margin-right="0in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4925in" fo:margin-right="0in" fo:text-indent="-0.3138in" style:auto-text-indent="false">
        <style:tab-stops/>
      </style:paragraph-properties>
    </style:style>
    <style:style style:name="P7" style:family="paragraph" style:parent-style-name="Standard">
      <style:paragraph-properties fo:margin-left="0.4925in" fo:margin-right="0in" fo:text-indent="-0.3138in" style:auto-text-indent="false">
        <style:tab-stops/>
      </style:paragraph-properties>
    </style:style>
    <style:style style:name="P8" style:family="paragraph" style:parent-style-name="Standard">
      <style:paragraph-properties fo:margin-left="0.5154in" fo:margin-right="0in" fo:text-indent="-0.3138in" style:auto-text-indent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350<text:tab/><text:tab/><text:tab/><text:tab/><text:tab/>Homework #9<text:tab/><text:tab/><text:tab/><text:tab/><text:tab/> <text:s text:c="10"/>Tim Duffy</text:p>
      <text:p text:style-name="P2"/>
      <text:p text:style-name="P2">2 c) Why is it not advisable to set the value of X to be too small (e.g., = 1)? </text:p>
      <text:p text:style-name="P2"/>
      <text:p text:style-name="P6"><text:tab/>It is not advisable to set the vale of X to a small value because it would reduce efficiency greatly. If, for example, X = 1, then eventually there would come a time where north and south bound cars would alternate taking turns on the strip of highway, 1 car at a time. This would prevent cars traveling concurrently on the highway, which would greatly slow increase the average time it takes <text:s/>to cross this section of highway. </text:p>
      <text:p text:style-name="P6"/>
      <text:p text:style-name="P6"/>
      <text:p text:style-name="P2">3) Write pseudo-code for the CS students as well as that for their friends in Political Science.</text:p>
      <text:p text:style-name="P2"/>
      <text:p text:style-name="P8"><text:tab/>int lastfriend = 0;<text:tab/><text:tab/>// Last PS friend to be woken up</text:p>
      <text:p text:style-name="P8"><text:tab/>Semaphore mutex = 1;</text:p>
      <text:p text:style-name="P8"><text:tab/>Semaphore preparing = 0;</text:p>
      <text:p text:style-name="P8"><text:tab/>Semaphore order = 0;</text:p>
      <text:p text:style-name="P8"/>
      <text:p text:style-name="P8"><text:tab/>CS_student(){</text:p>
      <text:p text:style-name="P8"><text:tab/><text:tab/>repeat forever{</text:p>
      <text:p text:style-name="P8"><text:tab/><text:tab/><text:tab/>// Student must wait for their turn</text:p>
      <text:p text:style-name="P8"><text:tab/><text:tab/><text:tab/>wait(mutex);</text:p>
      <text:p text:style-name="P8"/>
      <text:p text:style-name="P8"><text:tab/><text:tab/><text:tab/>// Check if coffee pot is empty. If so, order more</text:p>
      <text:p text:style-name="P8"><text:tab/><text:tab/><text:tab/>if (coffeepot == 0){</text:p>
      <text:p text:style-name="P8"><text:tab/><text:tab/><text:tab/><text:tab/>signal(order);</text:p>
      <text:p text:style-name="P8"/>
      <text:p text:style-name="P8"><text:tab/><text:tab/><text:tab/><text:tab/>// Wake up a Political Science friend, and wait for coffee</text:p>
      <text:p text:style-name="P8"><text:tab/><text:tab/><text:tab/><text:tab/>revive( Friend [((lastfriend + 1) % F)];</text:p>
      <text:p text:style-name="P8"><text:tab/><text:tab/><text:tab/><text:tab/>wait(preparing);</text:p>
      <text:p text:style-name="P8"><text:tab/><text:tab/><text:tab/>}</text:p>
      <text:p text:style-name="P8"/>
      <text:p text:style-name="P8"><text:tab/><text:tab/><text:tab/>// Fill mug</text:p>
      <text:p text:style-name="P8"><text:tab/><text:tab/><text:tab/>coffeepot--;</text:p>
      <text:p text:style-name="P8"><text:tab/><text:tab/><text:tab/>signal(mutex);</text:p>
      <text:p text:style-name="P8"><text:tab/><text:tab/><text:tab/>study and drink coffee until mug is empty</text:p>
      <text:p text:style-name="P8"><text:tab/><text:tab/>}</text:p>
      <text:p text:style-name="P8"><text:tab/>}</text:p>
      <text:p text:style-name="P8"/>
      <text:p text:style-name="P8"><text:tab/>PoliSci_Friend(){</text:p>
      <text:p text:style-name="P8"><text:tab/><text:tab/>repeat forever{</text:p>
      <text:p text:style-name="P8"><text:tab/><text:tab/><text:tab/>Do Stuff(); <text:tab/><text:tab/>// Do some Political Science hw, perhaps?</text:p>
      <text:p text:style-name="P8"><text:tab/><text:tab/><text:tab/></text:p>
      <text:p text:style-name="P8"><text:tab/><text:tab/><text:tab/>wait(order);<text:tab/><text:tab/>// Wait for an order to be placed</text:p>
      <text:p text:style-name="P8"><text:tab/><text:tab/><text:tab/>coffeepot = M;<text:tab/>// Fill pot with M mugs of coffee</text:p>
      <text:p text:style-name="P8"><text:tab/><text:tab/><text:tab/>signal(preparing);<text:tab/>// Order is done!</text:p>
      <text:p text:style-name="P8"><text:tab/><text:tab/><text:tab/>suspend();<text:tab/><text:tab/>// Sleep until woken up</text:p>
      <text:p text:style-name="P8"><text:tab/><text:tab/>}</text:p>
      <text:p text:style-name="P8"><text:tab/>}</text:p>
      <text:p text:style-name="P4"><text:soft-page-break/>4) This pseudo-code assumes that when a customer arrives, the employees of KMSO.com already in</text:p>
      <text:p text:style-name="P4"><text:s text:c="5"/>the bathroom are able to finish using the bathroom.</text:p>
      <text:p text:style-name="P4"/>
      <text:p text:style-name="P4"><text:tab/>Semaphore mutex = 1;</text:p>
      <text:p text:style-name="P4"><text:tab/>Semaphore lock = 1;<text:tab/><text:tab/><text:tab/>// lock for bathroom door</text:p>
      <text:p text:style-name="P4"><text:tab/>Semaphore KMSOcount = 4;<text:tab/><text:tab/>// Allows 4 KMSO employees at a time</text:p>
      <text:p text:style-name="P4"/>
      <text:p text:style-name="P4"><text:tab/>int customer = 0;<text:tab/><text:tab/><text:tab/>// Number of customers waiting + in bathroom</text:p>
      <text:p text:style-name="P4"><text:tab/>int waiting = 0;<text:tab/><text:tab/><text:tab/>// Number of people waiting</text:p>
      <text:p text:style-name="P4"><text:tab/>int occupancy = 0;<text:tab/><text:tab/><text:tab/>// Number of people in bathroom</text:p>
      <text:p text:style-name="P4"/>
      <text:p text:style-name="P4"><text:tab/>employee(){</text:p>
      <text:p text:style-name="P4"><text:tab/><text:tab/>repeat forever{</text:p>
      <text:p text:style-name="P4"><text:tab/><text:tab/><text:tab/></text:p>
      <text:p text:style-name="P4"><text:tab/><text:tab/><text:tab/>do work();</text:p>
      <text:p text:style-name="P4"><text:tab/><text:tab/><text:tab/></text:p>
      <text:p text:style-name="P4"><text:tab/><text:tab/><text:tab/>// Entry protocol<text:tab/></text:p>
      <text:p text:style-name="P4"><text:tab/><text:tab/><text:tab/>wait(mutex);</text:p>
      <text:p text:style-name="P4"><text:tab/><text:tab/><text:tab/>waiting++;<text:tab/><text:tab/>// Actually in the bathroom at this point</text:p>
      <text:p text:style-name="P4"><text:tab/><text:tab/><text:tab/>signal(mutex);</text:p>
      <text:p text:style-name="P4"/>
      <text:p text:style-name="P4"><text:tab/><text:tab/><text:tab/>wait(KMSOcount);<text:tab/>// Wait until there are less than 4 employees</text:p>
      <text:p text:style-name="P4"><text:tab/><text:tab/><text:tab/>while(customer &gt; 0){}<text:tab/>// Wait until there are no customers</text:p>
      <text:p text:style-name="P4"/>
      <text:p text:style-name="P4"><text:tab/><text:tab/><text:tab/>wait(mutex);</text:p>
      <text:p text:style-name="P4"><text:tab/><text:tab/><text:tab/>occupancy++;<text:tab/><text:tab/>// Actually in the bathroom at this point</text:p>
      <text:p text:style-name="P4"><text:tab/><text:tab/><text:tab/>waiting--;</text:p>
      <text:p text:style-name="P4"><text:tab/><text:tab/><text:tab/>signal(mutex);</text:p>
      <text:p text:style-name="P4"/>
      <text:p text:style-name="P4"><text:tab/><text:tab/><text:tab/>// If you are first, lock the door (now only employees are allowed in)</text:p>
      <text:p text:style-name="P4"><text:tab/><text:tab/><text:tab/>if( occupancy == 1) { wait(lock); }</text:p>
      <text:p text:style-name="P4"/>
      <text:p text:style-name="P4"><text:tab/><text:tab/><text:tab/>if (lights == off) { lights = on; }<text:tab/>// Make sure lights are on</text:p>
      <text:p text:style-name="P4"><text:tab/><text:tab/><text:tab/>use_bathroom();<text:tab/><text:tab/><text:tab/>// Use bathroom</text:p>
      <text:p text:style-name="P4"/>
      <text:p text:style-name="P4"><text:tab/><text:tab/><text:tab/>wait(mutex);</text:p>
      <text:p text:style-name="P4"><text:tab/><text:tab/><text:tab/>if ((occupancy == 1) &amp;&amp; (waiting == 0) { lights = off; }</text:p>
      <text:p text:style-name="P4"><text:tab/><text:tab/><text:tab/>occupancy--;</text:p>
      <text:p text:style-name="P4"><text:tab/><text:tab/><text:tab/>signal(mutex);</text:p>
      <text:p text:style-name="P4"/>
      <text:p text:style-name="P4"><text:tab/><text:tab/><text:tab/>signal(KMSOcount);<text:tab/><text:tab/><text:tab/>// Tell other employees there is room</text:p>
      <text:p text:style-name="P4"><text:tab/><text:tab/><text:tab/>if(occupancy == 0){ signal(lock); } <text:s/>// Allow anyone in next</text:p>
      <text:p text:style-name="P4"><text:tab/><text:tab/>}</text:p>
      <text:p text:style-name="P4"><text:tab/>}</text:p>
      <text:p text:style-name="P4"/>
      <text:p text:style-name="P4"/>
      <text:p text:style-name="P4"/>
      <text:p text:style-name="P4"/>
      <text:p text:style-name="P4"/>
      <text:p text:style-name="P4"><text:soft-page-break/><text:tab/>customer(){</text:p>
      <text:p text:style-name="P4"><text:tab/></text:p>
      <text:p text:style-name="P4"><text:tab/><text:tab/>repeat forever{</text:p>
      <text:p text:style-name="P4"/>
      <text:p text:style-name="P4"><text:tab/><text:tab/><text:tab/>shop_at_Dunkin();</text:p>
      <text:p text:style-name="P4"/>
      <text:p text:style-name="P4"><text:tab/><text:tab/><text:tab/>// Entry protocol for using bathroom</text:p>
      <text:p text:style-name="P4"><text:tab/><text:tab/><text:tab/>wait(mutex);</text:p>
      <text:p text:style-name="P4"><text:tab/><text:tab/><text:tab/>customer++;<text:tab/><text:tab/>// This will make all employees not yet in bathroom wait</text:p>
      <text:p text:style-name="P4"><text:tab/><text:tab/><text:tab/>waiting++;</text:p>
      <text:p text:style-name="P4"><text:tab/><text:tab/><text:tab/>signal(mutex);</text:p>
      <text:p text:style-name="P4"/>
      <text:p text:style-name="P4"><text:tab/><text:tab/><text:tab/>wait(lock);<text:tab/><text:tab/>// Wait for all employees to vacate the bathroom</text:p>
      <text:p text:style-name="P4"><text:tab/><text:tab/><text:tab/></text:p>
      <text:p text:style-name="P4"><text:tab/><text:tab/><text:tab/>wait(mutex);</text:p>
      <text:p text:style-name="P4"><text:tab/><text:tab/><text:tab/>waiting--;<text:tab/><text:tab/>// Now we are in the bathroom</text:p>
      <text:p text:style-name="P4"><text:tab/><text:tab/><text:tab/>signal(mutex);</text:p>
      <text:p text:style-name="P4"/>
      <text:p text:style-name="P4"><text:tab/><text:tab/><text:tab/>if(lights == off) { lights = on; }<text:tab/>// Turn lights on if needed</text:p>
      <text:p text:style-name="P4"><text:tab/><text:tab/><text:tab/>use_bathroom();</text:p>
      <text:p text:style-name="P4"/>
      <text:p text:style-name="P4"><text:tab/><text:tab/><text:tab/>if(waiting == 0) { lights = off; }<text:tab/>// Turn lights off if no one else is waiting</text:p>
      <text:p text:style-name="P4"/>
      <text:p text:style-name="P4"><text:tab/><text:tab/><text:tab/>wait(mutex);</text:p>
      <text:p text:style-name="P4"><text:tab/><text:tab/><text:tab/>customer--;<text:tab/><text:tab/><text:tab/><text:tab/>// Leaving the bathroom</text:p>
      <text:p text:style-name="P4"><text:tab/><text:tab/><text:tab/>signal(mutex);</text:p>
      <text:p text:style-name="P4"/>
      <text:p text:style-name="P4"><text:tab/><text:tab/><text:tab/>signal(lock);<text:tab/><text:tab/><text:tab/><text:tab/>// Unlock door for next person</text:p>
      <text:p text:style-name="P4"><text:tab/><text:tab/>}</text:p>
      <text:p text:style-name="P4"><text:tab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) <text:span text:style-name="T2">What is the minimum values of X, Y, Z that would render the state below a safe state? </text:span></text:p>
      <text:p text:style-name="P9"><text:span text:style-name="T1"/></text:p>
      <text:section text:style-name="Sect1" text:name="Section1">
        <text:p text:style-name="P9"><text:span text:style-name="T1">Claim Matrix<text:tab/><text:tab/> <text:s text:c="5"/>- 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"/>
            </table:table-cell>
            <table:table-cell table:style-name="Table1.A1" office:value-type="string">
              <text:p text:style-name="P1">R1</text:p>
            </table:table-cell>
            <table:table-cell table:style-name="Table1.A1" office:value-type="string">
              <text:p text:style-name="P1">R2</text:p>
            </table:table-cell>
            <table:table-cell table:style-name="Table1.D1" office:value-type="string">
              <text:p text:style-name="P1">R3</text:p>
            </table:table-cell>
          </table:table-row>
          <table:table-row>
            <table:table-cell table:style-name="Table1.A2" office:value-type="string">
              <text:p text:style-name="P1">P1</text:p>
            </table:table-cell>
            <table:table-cell table:style-name="Table1.B2" office:value-type="float" office:value="3">
              <text:p text:style-name="P1">3</text:p>
            </table:table-cell>
            <table:table-cell table:style-name="Table1.B2" office:value-type="float" office:value="1">
              <text:p text:style-name="P1">1</text:p>
            </table:table-cell>
            <table:table-cell table:style-name="Table1.D2" office:value-type="float" office:value="4">
              <text:p text:style-name="P1">4</text:p>
            </table:table-cell>
          </table:table-row>
          <table:table-row>
            <table:table-cell table:style-name="Table1.A2" office:value-type="string">
              <text:p text:style-name="P1">P2</text:p>
            </table:table-cell>
            <table:table-cell table:style-name="Table1.B2" office:value-type="float" office:value="6">
              <text:p text:style-name="P1">6</text:p>
            </table:table-cell>
            <table:table-cell table:style-name="Table1.B2" office:value-type="float" office:value="1">
              <text:p text:style-name="P1">1</text:p>
            </table:table-cell>
            <table:table-cell table:style-name="Table1.D2" office:value-type="float" office:value="3">
              <text:p text:style-name="P1">3</text:p>
            </table:table-cell>
          </table:table-row>
          <table:table-row>
            <table:table-cell table:style-name="Table1.A2" office:value-type="string">
              <text:p text:style-name="P1">P3</text:p>
            </table:table-cell>
            <table:table-cell table:style-name="Table1.B2" office:value-type="float" office:value="3">
              <text:p text:style-name="P1">3</text:p>
            </table:table-cell>
            <table:table-cell table:style-name="Table1.B2" office:value-type="float" office:value="2">
              <text:p text:style-name="P1">2</text:p>
            </table:table-cell>
            <table:table-cell table:style-name="Table1.D2" office:value-type="float" office:value="2">
              <text:p text:style-name="P1">2</text:p>
            </table:table-cell>
          </table:table-row>
          <table:table-row>
            <table:table-cell table:style-name="Table1.A2" office:value-type="string">
              <text:p text:style-name="P1">P4</text:p>
            </table:table-cell>
            <table:table-cell table:style-name="Table1.B2" office:value-type="float" office:value="4">
              <text:p text:style-name="P1">4</text:p>
            </table:table-cell>
            <table:table-cell table:style-name="Table1.B2" office:value-type="float" office:value="2">
              <text:p text:style-name="P1">2</text:p>
            </table:table-cell>
            <table:table-cell table:style-name="Table1.D2" office:value-type="float" office:value="2">
              <text:p text:style-name="P1">2</text:p>
            </table:table-cell>
          </table:table-row>
        </table:table>
        <text:p text:style-name="P9"><text:span text:style-name="T1"/></text:p>
        <text:p text:style-name="P9"><text:span text:style-name="T1">Allocation Matrix<text:tab/> <text:s text:c="7"/>=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P1"/>
            </table:table-cell>
            <table:table-cell table:style-name="Table2.A1" office:value-type="string">
              <text:p text:style-name="P1">R1</text:p>
            </table:table-cell>
            <table:table-cell table:style-name="Table2.A1" office:value-type="string">
              <text:p text:style-name="P1">R2</text:p>
            </table:table-cell>
            <table:table-cell table:style-name="Table2.D1" office:value-type="string">
              <text:p text:style-name="P1">R3</text:p>
            </table:table-cell>
          </table:table-row>
          <table:table-row>
            <table:table-cell table:style-name="Table2.A2" office:value-type="string">
              <text:p text:style-name="P1">P1</text:p>
            </table:table-cell>
            <table:table-cell table:style-name="Table2.B2" office:value-type="float" office:value="2">
              <text:p text:style-name="P1">2</text:p>
            </table:table-cell>
            <table:table-cell table:style-name="Table2.B2" office:value-type="float" office:value="1">
              <text:p text:style-name="P1">1</text:p>
            </table:table-cell>
            <table:table-cell table:style-name="Table2.D2" office:value-type="float" office:value="1">
              <text:p text:style-name="P1">1</text:p>
            </table:table-cell>
          </table:table-row>
          <table:table-row>
            <table:table-cell table:style-name="Table2.A2" office:value-type="string">
              <text:p text:style-name="P1">P2</text:p>
            </table:table-cell>
            <table:table-cell table:style-name="Table2.B2" office:value-type="float" office:value="5">
              <text:p text:style-name="P1">5</text:p>
            </table:table-cell>
            <table:table-cell table:style-name="Table2.B2" office:value-type="float" office:value="1">
              <text:p text:style-name="P1">1</text:p>
            </table:table-cell>
            <table:table-cell table:style-name="Table2.D2" office:value-type="float" office:value="1">
              <text:p text:style-name="P1">1</text:p>
            </table:table-cell>
          </table:table-row>
          <table:table-row>
            <table:table-cell table:style-name="Table2.A2" office:value-type="string">
              <text:p text:style-name="P1">P3</text:p>
            </table:table-cell>
            <table:table-cell table:style-name="Table2.B2" office:value-type="float" office:value="2">
              <text:p text:style-name="P1">2</text:p>
            </table:table-cell>
            <table:table-cell table:style-name="Table2.B2" office:value-type="float" office:value="0">
              <text:p text:style-name="P1">0</text:p>
            </table:table-cell>
            <table:table-cell table:style-name="Table2.D2" office:value-type="float" office:value="1">
              <text:p text:style-name="P1">1</text:p>
            </table:table-cell>
          </table:table-row>
          <table:table-row>
            <table:table-cell table:style-name="Table2.A2" office:value-type="string">
              <text:p text:style-name="P1">P4</text:p>
            </table:table-cell>
            <table:table-cell table:style-name="Table2.B2" office:value-type="float" office:value="0">
              <text:p text:style-name="P1">0</text:p>
            </table:table-cell>
            <table:table-cell table:style-name="Table2.B2" office:value-type="float" office:value="0">
              <text:p text:style-name="P1">0</text:p>
            </table:table-cell>
            <table:table-cell table:style-name="Table2.D2" office:value-type="float" office:value="2">
              <text:p text:style-name="P1">2</text:p>
            </table:table-cell>
          </table:table-row>
        </table:table>
        <text:p text:style-name="P4"><text:span text:style-name="T1"/></text:p>
        <text:p text:style-name="P4"><text:span text:style-name="T1">Need Vector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P1"/>
            </table:table-cell>
            <table:table-cell table:style-name="Table3.A1" office:value-type="string">
              <text:p text:style-name="P1">R1</text:p>
            </table:table-cell>
            <table:table-cell table:style-name="Table3.A1" office:value-type="string">
              <text:p text:style-name="P1">R2</text:p>
            </table:table-cell>
            <table:table-cell table:style-name="Table3.D1" office:value-type="string">
              <text:p text:style-name="P1">R3</text:p>
            </table:table-cell>
          </table:table-row>
          <table:table-row>
            <table:table-cell table:style-name="Table3.A2" office:value-type="string">
              <text:p text:style-name="P1">P1</text:p>
            </table:table-cell>
            <table:table-cell table:style-name="Table3.B2" office:value-type="float" office:value="1">
              <text:p text:style-name="P1">1</text:p>
            </table:table-cell>
            <table:table-cell table:style-name="Table3.B2" office:value-type="float" office:value="0">
              <text:p text:style-name="P1">0</text:p>
            </table:table-cell>
            <table:table-cell table:style-name="Table3.D2" office:value-type="float" office:value="3">
              <text:p text:style-name="P1">3</text:p>
            </table:table-cell>
          </table:table-row>
          <table:table-row>
            <table:table-cell table:style-name="Table3.A2" office:value-type="string">
              <text:p text:style-name="P1">P2</text:p>
            </table:table-cell>
            <table:table-cell table:style-name="Table3.B2" office:value-type="float" office:value="1">
              <text:p text:style-name="P1">1</text:p>
            </table:table-cell>
            <table:table-cell table:style-name="Table3.B2" office:value-type="float" office:value="0">
              <text:p text:style-name="P1">0</text:p>
            </table:table-cell>
            <table:table-cell table:style-name="Table3.D2" office:value-type="float" office:value="2">
              <text:p text:style-name="P1">2</text:p>
            </table:table-cell>
          </table:table-row>
          <table:table-row>
            <table:table-cell table:style-name="Table3.A2" office:value-type="string">
              <text:p text:style-name="P1">P3</text:p>
            </table:table-cell>
            <table:table-cell table:style-name="Table3.B2" office:value-type="float" office:value="1">
              <text:p text:style-name="P1">1</text:p>
            </table:table-cell>
            <table:table-cell table:style-name="Table3.B2" office:value-type="float" office:value="2">
              <text:p text:style-name="P1">2</text:p>
            </table:table-cell>
            <table:table-cell table:style-name="Table3.D2" office:value-type="float" office:value="1">
              <text:p text:style-name="P1">1</text:p>
            </table:table-cell>
          </table:table-row>
          <table:table-row>
            <table:table-cell table:style-name="Table3.A2" office:value-type="string">
              <text:p text:style-name="P1">P4</text:p>
            </table:table-cell>
            <table:table-cell table:style-name="Table3.B2" office:value-type="float" office:value="4">
              <text:p text:style-name="P1">4</text:p>
            </table:table-cell>
            <table:table-cell table:style-name="Table3.B2" office:value-type="float" office:value="2">
              <text:p text:style-name="P1">2</text:p>
            </table:table-cell>
            <table:table-cell table:style-name="Table3.D2" office:value-type="float" office:value="0">
              <text:p text:style-name="P1">0</text:p>
            </table:table-cell>
          </table:table-row>
        </table:table>
        <text:p text:style-name="P5"><text:span text:style-name="T1"/></text:p>
      </text:section>
      <text:p text:style-name="P9"><text:span text:style-name="T1"/></text:p>
      <text:p text:style-name="P9"><text:span text:style-name="T1">If we have X = 1, Y = 0, Z = 2, the above will be a safe state:</text:span></text:p>
      <text:p text:style-name="P9"><text:span text:style-name="T1"/></text:p>
      <text:p text:style-name="P9"><text:span text:style-name="T1">We can allocate (1, 0, 2) to P2. Upon completion, we have (6,1,3) available.</text:span></text:p>
      <text:p text:style-name="P9"><text:span text:style-name="T1">Next, we allocate (1,0,3) to P1. When completed, we have now (8,2,4) available.</text:span></text:p>
      <text:p text:style-name="P9"><text:span text:style-name="T1">Next, give (1,2,1) to P3. When finished we have (10,2, 6) available.</text:span></text:p>
      <text:p text:style-name="P9"><text:span text:style-name="T1">Finally, give (4,2,0) to P4, leaving us with (10,2,8).</text:span></text:p>
      <text:p text:style-name="P9"><text:span text:style-name="T1"/></text:p>
      <text:p text:style-name="P9"><text:span text:style-name="T1">Since there is never a time when all requests are greater than the available resources (meaning at least one process can finish) this state is saf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04-27T12:36:36</meta:creation-date>
    <dc:date>2011-04-28T12:00:24</dc:date>
    <dc:creator>Tim Duffy</dc:creator>
    <meta:editing-duration>PT8H28M24S</meta:editing-duration>
    <meta:editing-cycles>4</meta:editing-cycles>
    <meta:generator>OpenOffice.org/3.3$Unix OpenOffice.org_project/330m20$Build-9567</meta:generator>
    <meta:document-statistic meta:table-count="3" meta:image-count="0" meta:object-count="0" meta:page-count="4" meta:paragraph-count="160" meta:word-count="734" meta:character-count="4091"/>
  </office:meta>
</office:document-meta>
</file>